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2764in"/>
    </style:style>
    <style:style style:name="co5" style:family="table-column">
      <style:table-column-properties fo:break-before="auto" style:column-width="0.32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string">
            <text:p>Color picker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Linear deviation recommendations</text:p>
          </table:table-cell>
          <table:table-cell table:number-columns-repeated="4"/>
          <table:table-cell table:style-name="Default" office:value-type="string">
            <text:p>Sum of squares deviation recommendations</text:p>
          </table:table-cell>
          <table:table-cell table:number-columns-repeated="2"/>
        </table:table-row>
        <table:table-row table:style-name="ro2">
          <table:table-cell office:value-type="string">
            <text:p>Recommended</text:p>
          </table:table-cell>
          <table:table-cell table:number-columns-repeated="2"/>
          <table:table-cell table:style-name="ce1" table:formula="of:=OFFSET([.A7];MATCH( SMALL([.I8:.I55];1); [.I8:.I55]; 0);0)" office:value-type="string" office:string-value="H">
            <text:p>H</text:p>
          </table:table-cell>
          <table:table-cell table:style-name="ce1" table:formula="of:=OFFSET([.B7];MATCH( SMALL([.I8:.I55];1); [.I8:.I55]; 0);0)" office:value-type="float" office:value="2">
            <text:p>2</text:p>
          </table:table-cell>
          <table:table-cell table:formula="of:=SMALL([.I8:.I55];1)" office:value-type="float" office:value="59">
            <text:p>59</text:p>
          </table:table-cell>
          <table:table-cell table:number-columns-repeated="2"/>
          <table:table-cell table:style-name="ce1" table:formula="of:=OFFSET([.A7];MATCH( SMALL([.J8:.J55];1); [.J8:.J55]; 0);0)" office:value-type="string" office:string-value="H">
            <text:p>H</text:p>
          </table:table-cell>
          <table:table-cell table:style-name="ce1" table:formula="of:=OFFSET([.B7];MATCH( SMALL([.J8:.J55];1); [.J8:.J55]; 0);0)" office:value-type="float" office:value="2">
            <text:p>2</text:p>
          </table:table-cell>
          <table:table-cell table:style-name="ce1" table:formula="of:=SMALL([.J8:.J55];1)" office:value-type="float" office:value="1541">
            <text:p>1541</text:p>
          </table:table-cell>
        </table:table-row>
        <table:table-row table:style-name="ro3">
          <table:table-cell office:value-type="string">
            <text:p>2<text:span text:style-name="T1">nd</text:span> Recommendation</text:p>
          </table:table-cell>
          <table:table-cell table:style-name="ce1" table:number-columns-repeated="2"/>
          <table:table-cell table:formula="of:=OFFSET([.A7];MATCH( SMALL([.I8:.I55];2); [.I8:.I55]; 0);0)" office:value-type="string" office:string-value="F">
            <text:p>F</text:p>
          </table:table-cell>
          <table:table-cell table:formula="of:=OFFSET([.B7];MATCH( SMALL([.I8:.I55];2); [.I8:.I55]; 0);0)" office:value-type="float" office:value="5">
            <text:p>5</text:p>
          </table:table-cell>
          <table:table-cell table:style-name="ce1" table:formula="of:=SMALL([.I8:.I55];2)" office:value-type="float" office:value="84">
            <text:p>84</text:p>
          </table:table-cell>
          <table:table-cell table:number-columns-repeated="2"/>
          <table:table-cell table:style-name="ce1" table:formula="of:=OFFSET([.A7];MATCH( SMALL([.J8:.J55];2); [.J8:.J55]; 0);0)" office:value-type="string" office:string-value="F">
            <text:p>F</text:p>
          </table:table-cell>
          <table:table-cell table:style-name="ce1" table:formula="of:=OFFSET([.B7];MATCH( SMALL([.J8:.J55];2); [.J8:.J55]; 0);0)" office:value-type="float" office:value="5">
            <text:p>5</text:p>
          </table:table-cell>
          <table:table-cell table:style-name="ce1" table:formula="of:=SMALL([.J8:.J55];2)" office:value-type="float" office:value="4430">
            <text:p>4430</text:p>
          </table:table-cell>
        </table:table-row>
        <table:table-row table:style-name="ro3">
          <table:table-cell office:value-type="string">
            <text:p>3<text:span text:style-name="T1">rd</text:span> Recommendation</text:p>
          </table:table-cell>
          <table:table-cell table:number-columns-repeated="2"/>
          <table:table-cell table:style-name="ce1" table:formula="of:=OFFSET([.A7];MATCH( SMALL([.I8:.I55];3); [.I8:.I55]; 0);0)" office:value-type="string" office:string-value="C">
            <text:p>C</text:p>
          </table:table-cell>
          <table:table-cell table:style-name="ce1" table:formula="of:=OFFSET([.B7];MATCH( SMALL([.I8:.I55];3); [.I8:.I55]; 0);0)" office:value-type="float" office:value="5">
            <text:p>5</text:p>
          </table:table-cell>
          <table:table-cell table:style-name="ce1" table:formula="of:=SMALL([.I8:.I55];3)" office:value-type="float" office:value="86">
            <text:p>86</text:p>
          </table:table-cell>
          <table:table-cell table:number-columns-repeated="2"/>
          <table:table-cell table:style-name="ce1" table:formula="of:=OFFSET([.A7];MATCH( SMALL([.J8:.J55];3); [.J8:.J55]; 0);0)" office:value-type="string" office:string-value="C">
            <text:p>C</text:p>
          </table:table-cell>
          <table:table-cell table:style-name="ce1" table:formula="of:=OFFSET([.B7];MATCH( SMALL([.J8:.J55];3); [.J8:.J55]; 0);0)" office:value-type="float" office:value="5">
            <text:p>5</text:p>
          </table:table-cell>
          <table:table-cell table:style-name="ce1" table:formula="of:=SMALL([.J8:.J55];3)" office:value-type="float" office:value="4674">
            <text:p>4674</text:p>
          </table:table-cell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3"/>
          <table:table-cell table:style-name="Default" office:value-type="string">
            <text:p>Linear</text:p>
          </table:table-cell>
          <table:table-cell office:value-type="string">
            <text:p>Sum of squares</text:p>
          </table:table-cell>
          <table:table-cell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92">
            <text:p>192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(ABS([.D8]-[.D$2]))+ABS([.E8]-[.E$2])+ABS([.F8]-[.F$2])" office:value-type="float" office:value="265">
            <text:p>265</text:p>
          </table:table-cell>
          <table:table-cell table:formula="of:=SUMXMY2([.$D$2:.$F$2];[.D8:.F8])" office:value-type="float" office:value="26225">
            <text:p>26225</text:p>
          </table:table-cell>
          <table:table-cell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(ABS([.D9]-[.D$2]))+ABS([.E9]-[.E$2])+ABS([.F9]-[.F$2])" office:value-type="float" office:value="327">
            <text:p>327</text:p>
          </table:table-cell>
          <table:table-cell table:formula="of:=SUMXMY2([.$D$2:.$F$2];[.D9:.F9])" office:value-type="float" office:value="35681">
            <text:p>35681</text:p>
          </table:table-cell>
          <table:table-cell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(ABS([.D10]-[.D$2]))+ABS([.E10]-[.E$2])+ABS([.F10]-[.F$2])" office:value-type="float" office:value="301">
            <text:p>301</text:p>
          </table:table-cell>
          <table:table-cell table:formula="of:=SUMXMY2([.$D$2:.$F$2];[.D10:.F10])" office:value-type="float" office:value="30405">
            <text:p>30405</text:p>
          </table:table-cell>
          <table:table-cell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(ABS([.D11]-[.D$2]))+ABS([.E11]-[.E$2])+ABS([.F11]-[.F$2])" office:value-type="float" office:value="264">
            <text:p>264</text:p>
          </table:table-cell>
          <table:table-cell table:formula="of:=SUMXMY2([.$D$2:.$F$2];[.D11:.F11])" office:value-type="float" office:value="24344">
            <text:p>24344</text:p>
          </table:table-cell>
          <table:table-cell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5">
            <text:p>5</text:p>
          </table:table-cell>
          <table:table-cell office:value-type="float" office:value="214">
            <text:p>214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(ABS([.D12]-[.D$2]))+ABS([.E12]-[.E$2])+ABS([.F12]-[.F$2])" office:value-type="float" office:value="276">
            <text:p>276</text:p>
          </table:table-cell>
          <table:table-cell table:formula="of:=SUMXMY2([.$D$2:.$F$2];[.D12:.F12])" office:value-type="float" office:value="26328">
            <text:p>26328</text:p>
          </table:table-cell>
          <table:table-cell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6">
            <text:p>6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(ABS([.D13]-[.D$2]))+ABS([.E13]-[.E$2])+ABS([.F13]-[.F$2])" office:value-type="float" office:value="256">
            <text:p>256</text:p>
          </table:table-cell>
          <table:table-cell table:formula="of:=SUMXMY2([.$D$2:.$F$2];[.D13:.F13])" office:value-type="float" office:value="27134">
            <text:p>27134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214">
            <text:p>214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(ABS([.D14]-[.D$2]))+ABS([.E14]-[.E$2])+ABS([.F14]-[.F$2])" office:value-type="float" office:value="274">
            <text:p>274</text:p>
          </table:table-cell>
          <table:table-cell table:formula="of:=SUMXMY2([.$D$2:.$F$2];[.D14:.F14])" office:value-type="float" office:value="34234">
            <text:p>34234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189">
            <text:p>18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(ABS([.D15]-[.D$2]))+ABS([.E15]-[.E$2])+ABS([.F15]-[.F$2])" office:value-type="float" office:value="342">
            <text:p>342</text:p>
          </table:table-cell>
          <table:table-cell table:formula="of:=SUMXMY2([.$D$2:.$F$2];[.D15:.F15])" office:value-type="float" office:value="39902">
            <text:p>39902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(ABS([.D16]-[.D$2]))+ABS([.E16]-[.E$2])+ABS([.F16]-[.F$2])" office:value-type="float" office:value="271">
            <text:p>271</text:p>
          </table:table-cell>
          <table:table-cell table:formula="of:=SUMXMY2([.$D$2:.$F$2];[.D16:.F16])" office:value-type="float" office:value="27489">
            <text:p>27489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114">
            <text:p>114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(ABS([.D17]-[.D$2]))+ABS([.E17]-[.E$2])+ABS([.F17]-[.F$2])" office:value-type="float" office:value="165">
            <text:p>165</text:p>
          </table:table-cell>
          <table:table-cell table:formula="of:=SUMXMY2([.$D$2:.$F$2];[.D17:.F17])" office:value-type="float" office:value="13829">
            <text:p>13829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8">
            <text:p>218</text:p>
          </table:table-cell>
          <table:table-cell office:value-type="float" office:value="153">
            <text:p>153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(ABS([.D18]-[.D$2]))+ABS([.E18]-[.E$2])+ABS([.F18]-[.F$2])" office:value-type="float" office:value="221">
            <text:p>221</text:p>
          </table:table-cell>
          <table:table-cell table:formula="of:=SUMXMY2([.$D$2:.$F$2];[.D18:.F18])" office:value-type="float" office:value="20341">
            <text:p>20341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0">
            <text:p>220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(ABS([.D19]-[.D$2]))+ABS([.E19]-[.E$2])+ABS([.F19]-[.F$2])" office:value-type="float" office:value="155">
            <text:p>155</text:p>
          </table:table-cell>
          <table:table-cell table:formula="of:=SUMXMY2([.$D$2:.$F$2];[.D19:.F19])" office:value-type="float" office:value="15849">
            <text:p>15849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45">
            <text:p>245</text:p>
          </table:table-cell>
          <table:table-cell office:value-type="float" office:value="137">
            <text:p>13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(ABS([.D20]-[.D$2]))+ABS([.E20]-[.E$2])+ABS([.F20]-[.F$2])" office:value-type="float" office:value="297">
            <text:p>297</text:p>
          </table:table-cell>
          <table:table-cell table:formula="of:=SUMXMY2([.$D$2:.$F$2];[.D20:.F20])" office:value-type="float" office:value="33659">
            <text:p>33659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27">
            <text:p>227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(ABS([.D21]-[.D$2]))+ABS([.E21]-[.E$2])+ABS([.F21]-[.F$2])" office:value-type="float" office:value="142">
            <text:p>142</text:p>
          </table:table-cell>
          <table:table-cell table:formula="of:=SUMXMY2([.$D$2:.$F$2];[.D21:.F21])" office:value-type="float" office:value="16738">
            <text:p>16738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6">
            <text:p>206</text:p>
          </table:table-cell>
          <table:table-cell office:value-type="float" office:value="89">
            <text:p>89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(ABS([.D22]-[.D$2]))+ABS([.E22]-[.E$2])+ABS([.F22]-[.F$2])" office:value-type="float" office:value="128">
            <text:p>128</text:p>
          </table:table-cell>
          <table:table-cell table:formula="of:=SUMXMY2([.$D$2:.$F$2];[.D22:.F22])" office:value-type="float" office:value="11882">
            <text:p>11882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46">
            <text:p>46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(ABS([.D23]-[.D$2]))+ABS([.E23]-[.E$2])+ABS([.F23]-[.F$2])" office:value-type="float" office:value="155">
            <text:p>155</text:p>
          </table:table-cell>
          <table:table-cell table:formula="of:=SUMXMY2([.$D$2:.$F$2];[.D23:.F23])" office:value-type="float" office:value="8641">
            <text:p>8641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(ABS([.D24]-[.D$2]))+ABS([.E24]-[.E$2])+ABS([.F24]-[.F$2])" office:value-type="float" office:value="86">
            <text:p>86</text:p>
          </table:table-cell>
          <table:table-cell table:formula="of:=SUMXMY2([.$D$2:.$F$2];[.D24:.F24])" office:value-type="float" office:value="4674">
            <text:p>4674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(ABS([.D25]-[.D$2]))+ABS([.E25]-[.E$2])+ABS([.F25]-[.F$2])" office:value-type="float" office:value="219">
            <text:p>219</text:p>
          </table:table-cell>
          <table:table-cell table:formula="of:=SUMXMY2([.$D$2:.$F$2];[.D25:.F25])" office:value-type="float" office:value="16083">
            <text:p>16083</text:p>
          </table:table-cell>
          <table:table-cell/>
        </table:table-row>
        <table:table-row table:style-name="ro4"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8">
            <text:p>188</text:p>
          </table:table-cell>
          <table:table-cell office:value-type="float" office:value="118">
            <text:p>118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(ABS([.D26]-[.D$2]))+ABS([.E26]-[.E$2])+ABS([.F26]-[.F$2])" office:value-type="float" office:value="155">
            <text:p>155</text:p>
          </table:table-cell>
          <table:table-cell table:formula="of:=SUMXMY2([.$D$2:.$F$2];[.D26:.F26])" office:value-type="float" office:value="10237">
            <text:p>10237</text:p>
          </table:table-cell>
          <table:table-cell/>
        </table:table-row>
        <table:table-row table:style-name="ro4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137">
            <text:p>137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(ABS([.D27]-[.D$2]))+ABS([.E27]-[.E$2])+ABS([.F27]-[.F$2])" office:value-type="float" office:value="150">
            <text:p>150</text:p>
          </table:table-cell>
          <table:table-cell table:formula="of:=SUMXMY2([.$D$2:.$F$2];[.D27:.F27])" office:value-type="float" office:value="9162">
            <text:p>9162</text:p>
          </table:table-cell>
          <table:table-cell/>
        </table:table-row>
        <table:table-row table:style-name="ro4"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(ABS([.D28]-[.D$2]))+ABS([.E28]-[.E$2])+ABS([.F28]-[.F$2])" office:value-type="float" office:value="256">
            <text:p>256</text:p>
          </table:table-cell>
          <table:table-cell table:formula="of:=SUMXMY2([.$D$2:.$F$2];[.D28:.F28])" office:value-type="float" office:value="29096">
            <text:p>29096</text:p>
          </table:table-cell>
          <table:table-cell/>
        </table:table-row>
        <table:table-row table:style-name="ro4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(ABS([.D29]-[.D$2]))+ABS([.E29]-[.E$2])+ABS([.F29]-[.F$2])" office:value-type="float" office:value="227">
            <text:p>227</text:p>
          </table:table-cell>
          <table:table-cell table:formula="of:=SUMXMY2([.$D$2:.$F$2];[.D29:.F29])" office:value-type="float" office:value="22389">
            <text:p>22389</text:p>
          </table:table-cell>
          <table:table-cell/>
        </table:table-row>
        <table:table-row table:style-name="ro4"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11">
            <text:p>21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(ABS([.D30]-[.D$2]))+ABS([.E30]-[.E$2])+ABS([.F30]-[.F$2])" office:value-type="float" office:value="265">
            <text:p>265</text:p>
          </table:table-cell>
          <table:table-cell table:formula="of:=SUMXMY2([.$D$2:.$F$2];[.D30:.F30])" office:value-type="float" office:value="24713">
            <text:p>24713</text:p>
          </table:table-cell>
          <table:table-cell/>
        </table:table-row>
        <table:table-row table:style-name="ro4"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(ABS([.D31]-[.D$2]))+ABS([.E31]-[.E$2])+ABS([.F31]-[.F$2])" office:value-type="float" office:value="198">
            <text:p>198</text:p>
          </table:table-cell>
          <table:table-cell table:formula="of:=SUMXMY2([.$D$2:.$F$2];[.D31:.F31])" office:value-type="float" office:value="14892">
            <text:p>14892</text:p>
          </table:table-cell>
          <table:table-cell/>
        </table:table-row>
        <table:table-row table:style-name="ro4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61">
            <text:p>161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(ABS([.D32]-[.D$2]))+ABS([.E32]-[.E$2])+ABS([.F32]-[.F$2])" office:value-type="float" office:value="107">
            <text:p>107</text:p>
          </table:table-cell>
          <table:table-cell table:formula="of:=SUMXMY2([.$D$2:.$F$2];[.D32:.F32])" office:value-type="float" office:value="6651">
            <text:p>6651</text:p>
          </table:table-cell>
          <table:table-cell/>
        </table:table-row>
        <table:table-row table:style-name="ro4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(ABS([.D33]-[.D$2]))+ABS([.E33]-[.E$2])+ABS([.F33]-[.F$2])" office:value-type="float" office:value="198">
            <text:p>198</text:p>
          </table:table-cell>
          <table:table-cell table:formula="of:=SUMXMY2([.$D$2:.$F$2];[.D33:.F33])" office:value-type="float" office:value="13094">
            <text:p>13094</text:p>
          </table:table-cell>
          <table:table-cell/>
        </table:table-row>
        <table:table-row table:style-name="ro4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(ABS([.D34]-[.D$2]))+ABS([.E34]-[.E$2])+ABS([.F34]-[.F$2])" office:value-type="float" office:value="132">
            <text:p>132</text:p>
          </table:table-cell>
          <table:table-cell table:formula="of:=SUMXMY2([.$D$2:.$F$2];[.D34:.F34])" office:value-type="float" office:value="7014">
            <text:p>7014</text:p>
          </table:table-cell>
          <table:table-cell/>
        </table:table-row>
        <table:table-row table:style-name="ro4"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(ABS([.D35]-[.D$2]))+ABS([.E35]-[.E$2])+ABS([.F35]-[.F$2])" office:value-type="float" office:value="148">
            <text:p>148</text:p>
          </table:table-cell>
          <table:table-cell table:formula="of:=SUMXMY2([.$D$2:.$F$2];[.D35:.F35])" office:value-type="float" office:value="11974">
            <text:p>11974</text:p>
          </table:table-cell>
          <table:table-cell/>
        </table:table-row>
        <table:table-row table:style-name="ro4"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(ABS([.D36]-[.D$2]))+ABS([.E36]-[.E$2])+ABS([.F36]-[.F$2])" office:value-type="float" office:value="163">
            <text:p>163</text:p>
          </table:table-cell>
          <table:table-cell table:formula="of:=SUMXMY2([.$D$2:.$F$2];[.D36:.F36])" office:value-type="float" office:value="12099">
            <text:p>12099</text:p>
          </table:table-cell>
          <table:table-cell/>
        </table:table-row>
        <table:table-row table:style-name="ro4"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81">
            <text:p>181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(ABS([.D37]-[.D$2]))+ABS([.E37]-[.E$2])+ABS([.F37]-[.F$2])" office:value-type="float" office:value="169">
            <text:p>169</text:p>
          </table:table-cell>
          <table:table-cell table:formula="of:=SUMXMY2([.$D$2:.$F$2];[.D37:.F37])" office:value-type="float" office:value="12589">
            <text:p>12589</text:p>
          </table:table-cell>
          <table:table-cell/>
        </table:table-row>
        <table:table-row table:style-name="ro4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27">
            <text:p>227</text:p>
          </table:table-cell>
          <table:table-cell office:value-type="float" office:value="194">
            <text:p>194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(ABS([.D38]-[.D$2]))+ABS([.E38]-[.E$2])+ABS([.F38]-[.F$2])" office:value-type="float" office:value="273">
            <text:p>273</text:p>
          </table:table-cell>
          <table:table-cell table:formula="of:=SUMXMY2([.$D$2:.$F$2];[.D38:.F38])" office:value-type="float" office:value="30209">
            <text:p>30209</text:p>
          </table:table-cell>
          <table:table-cell/>
        </table:table-row>
        <table:table-row table:style-name="ro4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124">
            <text:p>124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(ABS([.D39]-[.D$2]))+ABS([.E39]-[.E$2])+ABS([.F39]-[.F$2])" office:value-type="float" office:value="138">
            <text:p>138</text:p>
          </table:table-cell>
          <table:table-cell table:formula="of:=SUMXMY2([.$D$2:.$F$2];[.D39:.F39])" office:value-type="float" office:value="6390">
            <text:p>6390</text:p>
          </table:table-cell>
          <table:table-cell/>
        </table:table-row>
        <table:table-row table:style-name="ro4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156">
            <text:p>156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(ABS([.D40]-[.D$2]))+ABS([.E40]-[.E$2])+ABS([.F40]-[.F$2])" office:value-type="float" office:value="180">
            <text:p>180</text:p>
          </table:table-cell>
          <table:table-cell table:formula="of:=SUMXMY2([.$D$2:.$F$2];[.D40:.F40])" office:value-type="float" office:value="12776">
            <text:p>12776</text:p>
          </table:table-cell>
          <table:table-cell/>
        </table:table-row>
        <table:table-row table:style-name="ro4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(ABS([.D41]-[.D$2]))+ABS([.E41]-[.E$2])+ABS([.F41]-[.F$2])" office:value-type="float" office:value="226">
            <text:p>226</text:p>
          </table:table-cell>
          <table:table-cell table:formula="of:=SUMXMY2([.$D$2:.$F$2];[.D41:.F41])" office:value-type="float" office:value="22266">
            <text:p>22266</text:p>
          </table:table-cell>
          <table:table-cell/>
        </table:table-row>
        <table:table-row table:style-name="ro4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(ABS([.D42]-[.D$2]))+ABS([.E42]-[.E$2])+ABS([.F42]-[.F$2])" office:value-type="float" office:value="84">
            <text:p>84</text:p>
          </table:table-cell>
          <table:table-cell table:formula="of:=SUMXMY2([.$D$2:.$F$2];[.D42:.F42])" office:value-type="float" office:value="4430">
            <text:p>4430</text:p>
          </table:table-cell>
          <table:table-cell/>
        </table:table-row>
        <table:table-row table:style-name="ro4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(ABS([.D43]-[.D$2]))+ABS([.E43]-[.E$2])+ABS([.F43]-[.F$2])" office:value-type="float" office:value="296">
            <text:p>296</text:p>
          </table:table-cell>
          <table:table-cell table:formula="of:=SUMXMY2([.$D$2:.$F$2];[.D43:.F43])" office:value-type="float" office:value="30670">
            <text:p>30670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154">
            <text:p>154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(ABS([.D44]-[.D$2]))+ABS([.E44]-[.E$2])+ABS([.F44]-[.F$2])" office:value-type="float" office:value="102">
            <text:p>102</text:p>
          </table:table-cell>
          <table:table-cell table:formula="of:=SUMXMY2([.$D$2:.$F$2];[.D44:.F44])" office:value-type="float" office:value="5876">
            <text:p>5876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(ABS([.D45]-[.D$2]))+ABS([.E45]-[.E$2])+ABS([.F45]-[.F$2])" office:value-type="float" office:value="138">
            <text:p>138</text:p>
          </table:table-cell>
          <table:table-cell table:formula="of:=SUMXMY2([.$D$2:.$F$2];[.D45:.F45])" office:value-type="float" office:value="10382">
            <text:p>10382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2">
            <text:p>202</text:p>
          </table:table-cell>
          <table:table-cell office:value-type="float" office:value="121">
            <text:p>121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(ABS([.D46]-[.D$2]))+ABS([.E46]-[.E$2])+ABS([.F46]-[.F$2])" office:value-type="float" office:value="226">
            <text:p>226</text:p>
          </table:table-cell>
          <table:table-cell table:formula="of:=SUMXMY2([.$D$2:.$F$2];[.D46:.F46])" office:value-type="float" office:value="19226">
            <text:p>19226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(ABS([.D47]-[.D$2]))+ABS([.E47]-[.E$2])+ABS([.F47]-[.F$2])" office:value-type="float" office:value="119">
            <text:p>119</text:p>
          </table:table-cell>
          <table:table-cell table:formula="of:=SUMXMY2([.$D$2:.$F$2];[.D47:.F47])" office:value-type="float" office:value="6723">
            <text:p>6723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13">
            <text:p>213</text:p>
          </table:table-cell>
          <table:table-cell office:value-type="float" office:value="164">
            <text:p>164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(ABS([.D48]-[.D$2]))+ABS([.E48]-[.E$2])+ABS([.F48]-[.F$2])" office:value-type="float" office:value="221">
            <text:p>221</text:p>
          </table:table-cell>
          <table:table-cell table:formula="of:=SUMXMY2([.$D$2:.$F$2];[.D48:.F48])" office:value-type="float" office:value="20525">
            <text:p>20525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(ABS([.D49]-[.D$2]))+ABS([.E49]-[.E$2])+ABS([.F49]-[.F$2])" office:value-type="float" office:value="160">
            <text:p>160</text:p>
          </table:table-cell>
          <table:table-cell table:formula="of:=SUMXMY2([.$D$2:.$F$2];[.D49:.F49])" office:value-type="float" office:value="12666">
            <text:p>12666</text:p>
          </table:table-cell>
          <table:table-cell/>
        </table:table-row>
        <table:table-row table:style-name="ro4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(ABS([.D50]-[.D$2]))+ABS([.E50]-[.E$2])+ABS([.F50]-[.F$2])" office:value-type="float" office:value="114">
            <text:p>114</text:p>
          </table:table-cell>
          <table:table-cell table:formula="of:=SUMXMY2([.$D$2:.$F$2];[.D50:.F50])" office:value-type="float" office:value="7550">
            <text:p>7550</text:p>
          </table:table-cell>
          <table:table-cell/>
        </table:table-row>
        <table:table-row table:style-name="ro4"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(ABS([.D51]-[.D$2]))+ABS([.E51]-[.E$2])+ABS([.F51]-[.F$2])" office:value-type="float" office:value="59">
            <text:p>59</text:p>
          </table:table-cell>
          <table:table-cell table:formula="of:=SUMXMY2([.$D$2:.$F$2];[.D51:.F51])" office:value-type="float" office:value="1541">
            <text:p>1541</text:p>
          </table:table-cell>
          <table:table-cell/>
        </table:table-row>
        <table:table-row table:style-name="ro4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(ABS([.D52]-[.D$2]))+ABS([.E52]-[.E$2])+ABS([.F52]-[.F$2])" office:value-type="float" office:value="111">
            <text:p>111</text:p>
          </table:table-cell>
          <table:table-cell table:formula="of:=SUMXMY2([.$D$2:.$F$2];[.D52:.F52])" office:value-type="float" office:value="5675">
            <text:p>5675</text:p>
          </table:table-cell>
          <table:table-cell/>
        </table:table-row>
        <table:table-row table:style-name="ro4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(ABS([.D53]-[.D$2]))+ABS([.E53]-[.E$2])+ABS([.F53]-[.F$2])" office:value-type="float" office:value="108">
            <text:p>108</text:p>
          </table:table-cell>
          <table:table-cell table:formula="of:=SUMXMY2([.$D$2:.$F$2];[.D53:.F53])" office:value-type="float" office:value="5270">
            <text:p>5270</text:p>
          </table:table-cell>
          <table:table-cell/>
        </table:table-row>
        <table:table-row table:style-name="ro4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(ABS([.D54]-[.D$2]))+ABS([.E54]-[.E$2])+ABS([.F54]-[.F$2])" office:value-type="float" office:value="154">
            <text:p>154</text:p>
          </table:table-cell>
          <table:table-cell table:formula="of:=SUMXMY2([.$D$2:.$F$2];[.D54:.F54])" office:value-type="float" office:value="9366">
            <text:p>9366</text:p>
          </table:table-cell>
          <table:table-cell/>
        </table:table-row>
        <table:table-row table:style-name="ro4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(ABS([.D55]-[.D$2]))+ABS([.E55]-[.E$2])+ABS([.F55]-[.F$2])" office:value-type="float" office:value="126">
            <text:p>126</text:p>
          </table:table-cell>
          <table:table-cell table:formula="of:=SUMXMY2([.$D$2:.$F$2];[.D55:.F55])" office:value-type="float" office:value="8588">
            <text:p>858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6/03/2021</text:date>, <text:time>18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Cohen</meta:initial-creator>
    <meta:creation-date>2021-04-29T15:49:03</meta:creation-date>
    <meta:generator>OpenOffice/4.1.8$Unix OpenOffice.org_project/418m3$Build-9803</meta:generator>
    <dc:date>2021-06-03T18:52:22</dc:date>
    <dc:creator>Frank Cohen</dc:creator>
    <meta:editing-duration>PT14H41M48S</meta:editing-duration>
    <meta:editing-cycles>46</meta:editing-cycles>
    <meta:document-statistic meta:table-count="3" meta:cell-count="413" meta:object-count="0"/>
    <meta:user-defined meta:name=""/>
  </office:meta>
</office:document-meta>
</file>